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4259" officeooo:paragraph-rsid="000c425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436c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0f74a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131823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weight="bold" officeooo:rsid="000c4259" officeooo:paragraph-rsid="000c4259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0f74a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31823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c4259" officeooo:paragraph-rsid="000c4259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c425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3182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7d97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0f74a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c4259" officeooo:paragraph-rsid="0017d97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0c4259" officeooo:paragraph-rsid="0017d979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c4259" officeooo:paragraph-rsid="0013182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7d979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weight="normal" officeooo:rsid="000c4259" officeooo:paragraph-rsid="00131823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cb18" style:font-style-asian="italic" style:font-style-complex="italic"/>
    </style:style>
    <style:style style:name="T4" style:family="text">
      <style:text-properties fo:font-style="italic" officeooo:rsid="000f74a1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dcb1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74a1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cb18" style:font-style-asian="normal" style:font-style-complex="normal"/>
    </style:style>
    <style:style style:name="T10" style:family="text">
      <style:text-properties fo:font-style="normal" officeooo:rsid="000f74a1" style:font-style-asian="normal" style:font-style-complex="normal"/>
    </style:style>
    <style:style style:name="T11" style:family="text">
      <style:text-properties fo:font-style="normal" officeooo:rsid="0012e924" style:font-style-asian="normal" style:font-style-complex="normal"/>
    </style:style>
    <style:style style:name="T12" style:family="text">
      <style:text-properties fo:font-style="normal" officeooo:rsid="0012fe03" style:font-style-asian="normal" style:font-style-complex="normal"/>
    </style:style>
    <style:style style:name="T13" style:family="text">
      <style:text-properties fo:font-style="normal" officeooo:rsid="001b19e7" style:font-style-asian="normal" style:font-style-complex="normal"/>
    </style:style>
    <style:style style:name="T14" style:family="text">
      <style:text-properties fo:font-style="normal" officeooo:rsid="001b6341" style:font-style-asian="normal" style:font-style-complex="normal"/>
    </style:style>
    <style:style style:name="T15" style:family="text">
      <style:text-properties fo:font-style="normal" officeooo:rsid="00220415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2fe03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b634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20415" style:font-style-asian="normal" style:font-weight-asian="bold" style:font-style-complex="normal" style:font-weight-complex="bold"/>
    </style:style>
    <style:style style:name="T20" style:family="text">
      <style:text-properties officeooo:rsid="000f74a1"/>
    </style:style>
    <style:style style:name="T21" style:family="text">
      <style:text-properties officeooo:rsid="00131823"/>
    </style:style>
    <style:style style:name="T22" style:family="text">
      <style:text-properties officeooo:rsid="001436c9"/>
    </style:style>
    <style:style style:name="T2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search API</text:p>
      <text:p text:style-name="P1"/>
      <text:p text:style-name="P1">Summary</text:p>
      <text:p text:style-name="P2"><text:tab/>The research API is an interface that will communicate information from and to the sql database and the user interface of the ResearchDatabase application.</text:p>
      <text:p text:style-name="P6"><text:span text:style-name="T9"/></text:p>
      <text:p text:style-name="P6"><text:span text:style-name="T9"/></text:p>
      <text:p text:style-name="P9">Class ResearchID</text:p>
      <text:p text:style-name="P3"><text:tab/>This object is used to send and retrieve information about <text:span text:style-name="T20">research sources</text:span> in the database from c++</text:p>
      <text:p text:style-name="P3"/>
      <text:p text:style-name="P12">variables</text:p>
      <text:p text:style-name="P3">- id – stores the <text:span text:style-name="T20">research</text:span> id that <text:span text:style-name="T20">will point to a source in the research table in the database.</text:span></text:p>
      <text:p text:style-name="P3"/>
      <text:p text:style-name="P12"><text:span text:style-name="T22">F</text:span>unctions</text:p>
      <text:p text:style-name="P5">- <text:span text:style-name="T1">ResearchID()</text:span></text:p>
      <text:p text:style-name="P5">- <text:span text:style-name="T1">ResearchID(const unsigned int&amp; id)</text:span></text:p>
      <text:p text:style-name="P5"><text:span text:style-name="T1"/></text:p>
      <text:p text:style-name="P7">- <text:span text:style-name="T5">static ResearchID generateNewSource(const QString&amp; sourceTitle)</text:span>–<text:span text:style-name="T2"> </text:span><text:span text:style-name="T10">generate a new research source record in the database.</text:span></text:p>
      <text:p text:style-name="P7"><text:span text:style-name="T10">- </text:span><text:span text:style-name="T7">void setId(unsigned int newId)</text:span><text:span text:style-name="T4"> – </text:span><text:span text:style-name="T10">set the research </text:span></text:p>
      <text:p text:style-name="P7"><text:span text:style-name="T2">- </text:span><text:span text:style-name="T5">unsigned int getId() const</text:span><text:span text:style-name="T2"> - </text:span><text:span text:style-name="T8">get the research id.</text:span></text:p>
      <text:p text:style-name="P7"><text:span text:style-name="T8">- </text:span><text:span text:style-name="T5">bool isValid() const</text:span><text:span text:style-name="T2"> - </text:span><text:span text:style-name="T8">check if the research id is valid record in the database.</text:span></text:p>
      <text:p text:style-name="P7"><text:span text:style-name="T8">- </text:span><text:span text:style-name="T16">void setTitle(const QString&amp; title)</text:span><text:span text:style-name="T2"> – </text:span><text:span text:style-name="T11">Set the title of the source</text:span></text:p>
      <text:p text:style-name="P7"><text:span text:style-name="T9">- </text:span><text:span text:style-name="T6">void setAuthor(const QString&amp; author)</text:span><text:span text:style-name="T3"> – </text:span><text:span text:style-name="T12">Set the author of the source</text:span></text:p>
      <text:p text:style-name="P7"><text:span text:style-name="T9">- </text:span><text:span text:style-name="T6">void setPublicationDate(const QDate&amp; publication_date)</text:span><text:span text:style-name="T3"> – </text:span><text:span text:style-name="T12">Set the publication date of the source.</text:span></text:p>
      <text:p text:style-name="P7"><text:span text:style-name="T12">- </text:span><text:span text:style-name="T17">void setAbstraction(const QString&amp; abstraction)</text:span><text:span text:style-name="T12"> – Set the abstraction of the source.</text:span></text:p>
      <text:p text:style-name="P7"><text:span text:style-name="T12">- </text:span><text:span text:style-name="T17">void setDOI(const QString&amp; doi)</text:span><text:span text:style-name="T12"> - <text:s/>Set the (DOI) the Document Object Identifier of the source</text:span></text:p>
      <text:p text:style-name="P7"><text:span text:style-name="T12">- </text:span><text:span text:style-name="T17">void setURL(const QString&amp; url)</text:span><text:span text:style-name="T12"> – Set the url of the source.</text:span></text:p>
      <text:p text:style-name="P7"><text:span text:style-name="T12">- </text:span><text:span text:style-name="T17">void insertKeyword(const QString keyword)</text:span><text:span text:style-name="T12"> – Create a new keyword if not already existing and attach it to the research source.</text:span></text:p>
      <text:p text:style-name="P7"><text:span text:style-name="T12">- </text:span><text:span text:style-name="T17">bool attachFile(const QString&amp; fileName, const QByteArray&amp; data)</text:span><text:span text:style-name="T12"> – Attach a file to the source.</text:span></text:p>
      <text:p text:style-name="P7"><text:span text:style-name="T12">- </text:span><text:span text:style-name="T17">QString getTitle() const</text:span><text:span text:style-name="T12"> – Get the title of the source</text:span></text:p>
      <text:p text:style-name="P7"><text:span text:style-name="T12">- </text:span><text:span text:style-name="T17">QString getAuthor() const –</text:span><text:span text:style-name="T12"> Get the author of the source</text:span></text:p>
      <text:p text:style-name="P7"><text:span text:style-name="T12">- </text:span><text:span text:style-name="T17">QDate getPublicationDate() const –</text:span><text:span text:style-name="T12"> Get the publication date of the source</text:span></text:p>
      <text:p text:style-name="P7"><text:soft-page-break/><text:span text:style-name="T12">- </text:span><text:span text:style-name="T17">QString getAbstraction() const –</text:span><text:span text:style-name="T12"> Get the abstraction of the source</text:span></text:p>
      <text:p text:style-name="P7"><text:span text:style-name="T12">- </text:span><text:span text:style-name="T17">QString getDOI() const</text:span><text:span text:style-name="T12"> - <text:s/>Get the DOI of the source</text:span></text:p>
      <text:p text:style-name="P7"><text:span text:style-name="T12">- </text:span><text:span text:style-name="T17">QString getURL() const –</text:span><text:span text:style-name="T12"> Get the url of the source</text:span></text:p>
      <text:p text:style-name="P7"><text:span text:style-name="T12">- </text:span><text:span text:style-name="T17">QStringList getKeywords() const</text:span><text:span text:style-name="T12"> – Get the keywords linked to the source</text:span></text:p>
      <text:p text:style-name="P7"><text:span text:style-name="T12">- </text:span><text:span text:style-name="T17">QList&lt;FileID&gt; getFiles() const</text:span><text:span text:style-name="T12"> – Get a list of file records attached to the source</text:span></text:p>
      <text:p text:style-name="P7"><text:span text:style-name="T12">- </text:span><text:span text:style-name="T19">void destroy()</text:span><text:span text:style-name="T15"> - deletes the research source and anything tied to it</text:span></text:p>
      <text:p text:style-name="P6"><text:span text:style-name="T8"/></text:p>
      <text:p text:style-name="P6"><text:span text:style-name="T8"/></text:p>
      <text:p text:style-name="P10">Class Keyword</text:p>
      <text:p text:style-name="P4"><text:tab/>This object is used to send and retrieve information about <text:span text:style-name="T21">keywords</text:span><text:span text:style-name="T20"> sources</text:span> in the database from c++</text:p>
      <text:p text:style-name="P4"/>
      <text:p text:style-name="P13">variables</text:p>
      <text:p text:style-name="P4">- id – stores the <text:span text:style-name="T21">keyword_def</text:span> id that <text:span text:style-name="T20">will point to a </text:span><text:span text:style-name="T21">keyword</text:span><text:span text:style-name="T20"> in the </text:span><text:span text:style-name="T21">keyword_def and keywords</text:span><text:span text:style-name="T20"> table</text:span><text:span text:style-name="T21">s</text:span><text:span text:style-name="T20"> in the database.</text:span></text:p>
      <text:p text:style-name="P4"/>
      <text:p text:style-name="P13">Functions</text:p>
      <text:p text:style-name="P21"><text:span text:style-name="T23">- </text:span>Keyword();</text:p>
      <text:p text:style-name="P21"><text:span text:style-name="T23">- </text:span>Keyword(const unsigned int&amp; id);</text:p>
      <text:p text:style-name="P21"/>
      <text:p text:style-name="P8">- <text:span text:style-name="T5">static unsigned int getKeywordIdByStr(const QString&amp; keyword) -</text:span><text:span text:style-name="T2"> </text:span><text:span text:style-name="T13">Gets the keyword_def_id from a inputed string if it exists. If not this will return 0.</text:span></text:p>
      <text:p text:style-name="P8"><text:span text:style-name="T10">- </text:span><text:span text:style-name="T7">void setId(unsigned int newId)</text:span><text:span text:style-name="T4"> - </text:span><text:span text:style-name="T10">set the </text:span><text:span text:style-name="T13">keyword_def_id</text:span><text:span text:style-name="T10"> </text:span></text:p>
      <text:p text:style-name="P8"><text:span text:style-name="T2">- </text:span><text:span text:style-name="T5">unsigned int getId() const</text:span><text:span text:style-name="T2"> - </text:span><text:span text:style-name="T8">get the </text:span><text:span text:style-name="T13">keyword_def_id</text:span><text:span text:style-name="T8">.</text:span></text:p>
      <text:p text:style-name="P8"><text:span text:style-name="T8">- </text:span><text:span text:style-name="T5">bool isValid() const</text:span><text:span text:style-name="T2"> - </text:span><text:span text:style-name="T8">check if the </text:span><text:span text:style-name="T13">keyword</text:span><text:span text:style-name="T8"> id is valid record in the database.</text:span></text:p>
      <text:p text:style-name="P8"><text:span text:style-name="T8">- </text:span><text:span text:style-name="T16">QString text() const;</text:span><text:span text:style-name="T2"> - </text:span><text:span text:style-name="T13">Get the text of the keyword</text:span></text:p>
      <text:p text:style-name="P8"><text:span text:style-name="T9">- </text:span><text:span text:style-name="T6">void setAuthor(const QString&amp; author)</text:span><text:span text:style-name="T3"> - </text:span><text:span text:style-name="T12">Set the author of the source</text:span></text:p>
      <text:p text:style-name="P8"><text:span text:style-name="T12">- </text:span><text:span text:style-name="T17">QList&lt;unsigned int&gt; getResearchIds() </text:span><text:span text:style-name="T12">- </text:span><text:span text:style-name="T14">Get all of the research_id’s that are associated with this keyword.</text:span></text:p>
      <text:p text:style-name="P8"><text:span text:style-name="T14">- </text:span><text:span text:style-name="T18">void destroy() - </text:span><text:span text:style-name="T14">destroys the keyword and any ties it has to research</text:span></text:p>
      <text:p text:style-name="P8"><text:span text:style-name="T12"/></text:p>
      <text:p text:style-name="P20">Class FileID</text:p>
      <text:p text:style-name="P19"><text:tab/>This object is used to send and retrieve information about files in the database from c++</text:p>
      <text:p text:style-name="P19"/>
      <text:p text:style-name="P22">variables</text:p>
      <text:p text:style-name="P19">- <text:span text:style-name="T1">id</text:span> – stores the <text:span text:style-name="T20">file</text:span> id that <text:span text:style-name="T20">will point to a file in the files table in the database.</text:span></text:p>
      <text:p text:style-name="P19"/>
      <text:p text:style-name="P22">Functions</text:p>
      <text:p text:style-name="P17">- <text:span text:style-name="T1">FileID()</text:span></text:p>
      <text:p text:style-name="P17">- <text:span text:style-name="T1">FileID(const unsigned int&amp; id)</text:span></text:p>
      <text:p text:style-name="P19"><text:soft-page-break/><text:span text:style-name="T1"/></text:p>
      <text:p text:style-name="P17">- <text:span text:style-name="T5">void setId(const unsigned int&amp; id)</text:span> –<text:span text:style-name="T2"> s</text:span><text:span text:style-name="T8">et the </text:span><text:span text:style-name="T10">file</text:span><text:span text:style-name="T8"> id</text:span></text:p>
      <text:p text:style-name="P17"><text:span text:style-name="T2">- </text:span><text:span text:style-name="T5">unsigned int getId() const</text:span><text:span text:style-name="T2"> - </text:span><text:span text:style-name="T8">get the </text:span><text:span text:style-name="T10">file</text:span><text:span text:style-name="T8"> id.</text:span></text:p>
      <text:p text:style-name="P17"><text:span text:style-name="T8">- </text:span><text:span text:style-name="T5">bool isValid() const</text:span><text:span text:style-name="T2"> - </text:span><text:span text:style-name="T8">check if the </text:span><text:span text:style-name="T10">file</text:span><text:span text:style-name="T8"> id is valid record in the database.</text:span></text:p>
      <text:p text:style-name="P17"><text:span text:style-name="T8">- </text:span><text:span text:style-name="T5">QString getName()</text:span><text:span text:style-name="T2"> const - </text:span><text:span text:style-name="T8">Get the </text:span><text:span text:style-name="T9">name of the file record</text:span></text:p>
      <text:p text:style-name="P17"><text:span text:style-name="T9">- </text:span><text:span text:style-name="T6">QByteArray getData(</text:span><text:span text:style-name="T3">) const - </text:span><text:span text:style-name="T9">Get the data of the file</text:span></text:p>
      <text:p text:style-name="P17"><text:span text:style-name="T9">- </text:span><text:span text:style-name="T6">unsigned int getResearchID() const</text:span><text:span text:style-name="T3"> - G</text:span><text:span text:style-name="T9">et the research id the file is attached t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22:47:03.433000000</meta:creation-date>
    <dc:date>2024-05-14T16:14:45.184665518</dc:date>
    <meta:editing-duration>PT23H10M48S</meta:editing-duration>
    <meta:editing-cycles>13</meta:editing-cycles>
    <meta:generator>LibreOffice/24.2.3.2$MacOSX_AARCH64 LibreOffice_project/433d9c2ded56988e8a90e6b2e771ee4e6a5ab2ba</meta:generator>
    <meta:document-statistic meta:table-count="0" meta:image-count="0" meta:object-count="0" meta:page-count="3" meta:paragraph-count="59" meta:word-count="609" meta:character-count="3621" meta:non-whitespace-character-count="3044"/>
  </office:meta>
</office:document-meta>
</file>